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T1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de instancia generica</text:p>
      <text:p text:style-name="P2"/>
      <text:p text:style-name="P3">Nombre: _______________ Apellidos: ______________ Domicilio: _______________________ Código postal: _________ Localidad: ___________ Provincia: ______________Teléfono: _______________ DNI:_________</text:p>
      <text:p text:style-name="P3"/>
      <text:p text:style-name="P3"/>
      <text:p text:style-name="P4"><text:span text:style-name="T1">Expone</text:span>: </text:p>
      <text:p text:style-name="P5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5">______________</text:p>
      <text:p text:style-name="P5">y en virtud de lo anterior.</text:p>
      <text:p text:style-name="P5"/>
      <text:p text:style-name="P8"/>
      <text:p text:style-name="P8">Solicita:</text:p>
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6">(Lugar), ___ de _________del 20__</text:p>
      <text:p text:style-name="P6"/>
      <text:p text:style-name="P7">(Firma) Sr/a: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08:36:03.633897016</meta:creation-date>
    <dc:date>2022-11-18T08:44:02.661239687</dc:date>
    <meta:editing-duration>PT7M59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10" meta:word-count="37" meta:character-count="1333"/>
  </office:meta>
</office:document-meta>
</file>